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52.83mm"/>
    </style:style>
    <style:style style:name="co9" style:family="table-column">
      <style:table-column-properties fo:break-before="auto" style:column-width="69.6mm"/>
    </style:style>
    <style:style style:name="co10" style:family="table-column">
      <style:table-column-properties fo:break-before="auto" style:column-width="92.85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2.95mm"/>
    </style:style>
    <style:style style:name="co14" style:family="table-column">
      <style:table-column-properties fo:break-before="auto" style:column-width="68.09mm"/>
    </style:style>
    <style:style style:name="co15" style:family="table-column">
      <style:table-column-properties fo:break-before="auto" style:column-width="56.48mm"/>
    </style:style>
    <style:style style:name="co16" style:family="table-column">
      <style:table-column-properties fo:break-before="auto" style:column-width="115.99mm"/>
    </style:style>
    <style:style style:name="co17" style:family="table-column">
      <style:table-column-properties fo:break-before="auto" style:column-width="40.3mm"/>
    </style:style>
    <style:style style:name="co18" style:family="table-column">
      <style:table-column-properties fo:break-before="auto" style:column-width="54.45mm"/>
    </style:style>
    <style:style style:name="co19" style:family="table-column">
      <style:table-column-properties fo:break-before="auto" style:column-width="18.24mm"/>
    </style:style>
    <style:style style:name="co20" style:family="table-column">
      <style:table-column-properties fo:break-before="auto" style:column-width="17.23mm"/>
    </style:style>
    <style:style style:name="co21" style:family="table-column">
      <style:table-column-properties fo:break-before="auto" style:column-width="39.56mm"/>
    </style:style>
    <style:style style:name="co22" style:family="table-column">
      <style:table-column-properties fo:break-before="auto" style:column-width="85.05mm"/>
    </style:style>
    <style:style style:name="co23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font-name="Liberation Sans"/>
    </style:style>
    <style:style style:name="ce38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/>
    </style:style>
    <style:style style:name="ce4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a933" fo:wrap-option="no-wrap"/>
      <style:text-properties style:font-name="Liberation Sans"/>
    </style:style>
    <style:style style:name="ce44" style:family="table-cell" style:parent-style-name="Default">
      <style:table-cell-properties fo:background-color="#ffff00" fo:wrap-option="no-wrap"/>
      <style:text-properties style:font-name="Liberation Sans"/>
    </style:style>
    <style:style style:name="ce45" style:family="table-cell" style:parent-style-name="Default">
      <style:table-cell-properties fo:background-color="#cccccc" fo:wrap-option="no-wrap"/>
      <style:text-properties style:font-name="Liberation Sans"/>
    </style:style>
    <style:style style:name="ce35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itação&quot;;&quot;Show&quot;;&quot;Teatro&quot;;&quot;TV&quot;;&quot;Direção&quot;;&quot;Disco&quot;;&quot;Prêmio&quot;)" table:allow-empty-cell="false" table:display-list="sort-ascending" table:base-cell-address="Recortes.F2">
          <table:error-message table:message-type="stop" table:display="true"/>
        </table:content-validation>
        <table:content-validation table:name="val2" table:base-cell-address="Recortes.N2">
          <table:error-message table:message-type="stop" table:display="true"/>
        </table:content-validation>
        <table:content-validation table:name="val3" table:condition="of:cell-content-is-in-list(&quot;Baixo&quot;;&quot;Médio&quot;;&quot;Alto&quot;)" table:allow-empty-cell="false" table:display-list="unsorted" table:base-cell-address="Recortes.K358">
          <table:error-message table:message-type="stop" table:display="true"/>
        </table:content-validation>
      </table:content-validations>
      <table:table table:name="Recort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1" table:number-columns-repeated="1006" table:default-cell-style-name="Default"/>
        <table:table-row table:style-name="ro1">
          <table:table-cell table:style-name="ce6" office:value-type="string" calcext:value-type="string">
            <text:p>Data</text:p>
          </table:table-cell>
          <table:table-cell table:style-name="ce6" office:value-type="string" calcext:value-type="string">
            <text:p>Arquivo</text:p>
          </table:table-cell>
          <table:table-cell table:style-name="ce6" office:value-type="string" calcext:value-type="string">
            <text:p>Publicação</text:p>
          </table:table-cell>
          <table:table-cell table:style-name="ce6" office:value-type="string" calcext:value-type="string">
            <text:p>UF</text:p>
          </table:table-cell>
          <table:table-cell table:style-name="ce6" office:value-type="string" calcext:value-type="string">
            <text:p>Outras informações da publicaçã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Assunto</text:p>
          </table:table-cell>
          <table:table-cell table:style-name="ce6" office:value-type="string" calcext:value-type="string">
            <text:p>Complemento</text:p>
          </table:table-cell>
          <table:table-cell table:style-name="ce6" office:value-type="string" calcext:value-type="string">
            <text:p>Localização</text:p>
          </table:table-cell>
          <table:table-cell table:style-name="ce6" office:value-type="string" calcext:value-type="string">
            <text:p>Recorte</text:p>
          </table:table-cell>
          <table:table-cell table:style-name="ce6" office:value-type="string" calcext:value-type="string">
            <text:p>Interesse</text:p>
          </table:table-cell>
          <table:table-cell table:style-name="ce6" office:value-type="string" calcext:value-type="string">
            <text:p>Imagem original</text:p>
          </table:table-cell>
          <table:table-cell table:style-name="ce6" office:value-type="string" calcext:value-type="string">
            <text:p>Onde está</text:p>
          </table:table-cell>
          <table:table-cell table:style-name="ce6" office:value-type="string" calcext:value-type="string">
            <text:p>Mai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1972.05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25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Romanceiro da Inconfidência</text:p>
          </table:table-cell>
          <table:table-cell table:content-validation-name="val2" office:value-type="string" calcext:value-type="string">
            <text:p>Texto de Cecília Meireles sobre a Inconfidência Mineira. Grupo teatral Repertório.</text:p>
          </table:table-cell>
          <table:table-cell office:value-type="string" calcext:value-type="string">
            <text:p>Teatro Ruth Escobar, Sala Gil Vicente - Rua dos Ingleses, 209, Bela Vista, São Paulo, SP</text:p>
          </table:table-cell>
          <table:table-cell office:value-type="string" calcext:value-type="string">
            <text:p>I002492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4927-2Alt=002885Lar=001884LargOri=004208AltOri=006444.JPG</text:p>
          </table:table-cell>
          <table:table-cell office:value-type="string" calcext:value-type="string">
            <text:p>Teatro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2.12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4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orte e Vida Severina</text:p>
          </table:table-cell>
          <table:table-cell table:content-validation-name="val2" office:value-type="string" calcext:value-type="string">
            <text:p>Texto de João Cabral de Mello Netto. Grupo teatral A Barca.</text:p>
          </table:table-cell>
          <table:table-cell office:value-type="string" calcext:value-type="string">
            <text:p>Vários</text:p>
          </table:table-cell>
          <table:table-cell office:value-type="string" calcext:value-type="string">
            <text:p>I0020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0964-2Alt=003030Lar=001884LargOri=004202AltOri=006759.JPG</text:p>
          </table:table-cell>
          <table:table-cell office:value-type="string" calcext:value-type="string">
            <text:p>Teatro, Elenc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3.06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Grupo Raízes</text:p>
          </table:table-cell>
          <table:table-cell table:content-validation-name="val2" office:value-type="string" calcext:value-type="string">
            <text:p>Participação de Irene no show do Grupo Raízes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4006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0670.png</text:p>
          </table:table-cell>
          <table:table-cell office:value-type="string" calcext:value-type="string">
            <text:p>Música, Grupo Raíz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5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20-2Alt=002068Lar=001453LargOri=004117AltOri=005860.JPG</text:p>
          </table:table-cell>
          <table:table-cell office:value-type="string" calcext:value-type="string">
            <text:p>Utilidades, Peça no Guair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52-20Alt=002633Lar=001884LargOri=004196AltOri=005864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62-2Alt=002629Lar=001884LargOri=004200AltOri=005860.JPG</text:p>
          </table:table-cell>
          <table:table-cell office:value-type="string" calcext:value-type="string">
            <text:p>Utilidades, “O tratado das tortazinhas”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70-2Alt=002629Lar=001884LargOri=004200AltOri=005860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76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763-20Alt=002572Lar=001884LargOri=004487AltOri=006126.JPG</text:p>
          </table:table-cell>
          <table:table-cell office:value-type="string" calcext:value-type="string">
            <text:p>Donana inicia no Guair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0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00-2Alt=002572Lar=001884LargOri=004487AltOri=006126.JPG</text:p>
          </table:table-cell>
          <table:table-cell office:value-type="string" calcext:value-type="string">
            <text:p>Teatros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20-2Alt=002576Lar=001884LargOri=004482AltOri=006129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7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76-2Alt=002572Lar=001884LargOri=004487AltOri=00612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24-2Alt=002570Lar=001884LargOri=004468AltOri=00609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9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9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958-2Alt=002624Lar=001884LargOri=004200AltOri=005849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80-2Alt=002561Lar=001884LargOri=004483AltOri=006093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Músicas por Pini e Irene</text:p>
          </table:table-cell>
          <table:table-cell/>
          <table:table-cell office:value-type="string" calcext:value-type="string">
            <text:p>I010609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6094-20Alt=002777Lar=001884LargOri=004507AltOri=006644.JPG</text:p>
          </table:table-cell>
          <table:table-cell office:value-type="string" calcext:value-type="string">
            <text:p>Noites cariocas X paulista, último parágrafo, Pini e Irene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4.05.31</text:p>
          </table:table-cell>
          <table:table-cell office:value-type="string" calcext:value-type="string">
            <text:p>Flavio Imperio</text:p>
          </table:table-cell>
          <table:table-cell office:value-type="string" calcext:value-type="string">
            <text:p>Flavio Imperio Website</text:p>
          </table:table-cell>
          <table:table-cell table:number-columns-repeated="2"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Som Irene e Pini</text:p>
          </table:table-cell>
          <table:table-cell office:value-type="string" calcext:value-type="string">
            <text:p>Centro de Estudos Macunaima – Rua Camilo, 91, Vila Romana, São Paulo, SP</text:p>
          </table:table-cell>
          <table:table-cell office:value-type="string" calcext:value-type="string">
            <text:p>c_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c_0.png</text:p>
          </table:table-cell>
          <table:table-cell office:value-type="string" calcext:value-type="string">
            <text:p>Cartaz, no centro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75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3">Coreografia de Luis Carlos Nogueira, 1</text:span><text:span text:style-name="T4">o</text:span><text:span text:style-name="T3"> tipo do anuncio</text:span>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3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387.png</text:p>
          </table:table-cell>
          <table:table-cell office:value-type="string" calcext:value-type="string">
            <text:p>Roteiro, Infantis, ú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60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607.png</text:p>
          </table:table-cell>
          <table:table-cell office:value-type="string" calcext:value-type="string">
            <text:p>Roteiro, Infantis, penúltimo item da 1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53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1532.png</text:p>
          </table:table-cell>
          <table:table-cell office:value-type="string" calcext:value-type="string">
            <text:p>Roteiro, Infantis, ante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730h.png</text:p>
          </table:table-cell>
          <table:table-cell table:content-validation-name="val3" office:value-type="string" calcext:value-type="string">
            <text:p>Baixo</text:p>
          </table:table-cell>
          <table:table-cell table:style-name="ce8" office:value-type="string" calcext:value-type="string">
            <text:p>4351730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2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266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65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657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41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140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style-name="ce4" office:value-type="string" calcext:value-type="string">
            <text:p>44045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570.png</text:p>
          </table:table-cell>
          <table:table-cell office:value-type="string" calcext:value-type="string">
            <text:p>Segunda coluna geral, 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46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4612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53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5374.png</text:p>
          </table:table-cell>
          <table:table-cell office:value-type="string" calcext:value-type="string">
            <text:p>Terceira coluna geral, antepenultimo item</text:p>
          </table:table-cell>
          <table:table-cell/>
          <table:table-cell table:style-name="ce8" table:number-columns-repeated="1008"/>
        </table:table-row>
        <table:table-row table:style-name="ro2">
          <table:table-cell office:value-type="string" calcext:value-type="string">
            <text:p>1975.08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6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629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96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964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5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56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80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803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69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69845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03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037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249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2492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30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3096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67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679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8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808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2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219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69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6988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72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7280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37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371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68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681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78.74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136h.png</text:p>
          </table:table-cell>
          <table:table-cell table:content-validation-name="val3" office:value-type="string" calcext:value-type="string">
            <text:p>Baixo</text:p>
          </table:table-cell>
          <table:table-cell table:style-name="ce8" office:value-type="string" calcext:value-type="string">
            <text:p>4632136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83.46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50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8" office:value-type="string" calcext:value-type="string">
            <text:p>4632505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88.2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397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8" office:value-type="string" calcext:value-type="string">
            <text:p>4633975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92.93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4327h.png</text:p>
          </table:table-cell>
          <table:table-cell table:content-validation-name="val3" office:value-type="string" calcext:value-type="string">
            <text:p>Baixo</text:p>
          </table:table-cell>
          <table:table-cell table:style-name="ce8" office:value-type="string" calcext:value-type="string">
            <text:p>4634327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5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534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8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843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25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2537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39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39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0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070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2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258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9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902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00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0025.png</text:p>
          </table:table-cell>
          <table:table-cell office:value-type="string" calcext:value-type="string">
            <text:p>Teatro, Infantis, segunda coluna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1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111.png</text:p>
          </table:table-cell>
          <table:table-cell office:value-type="string" calcext:value-type="string">
            <text:p>Terceira coluna geral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5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510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88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8860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14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1435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0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029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2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250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069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0690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12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1224.png</text:p>
          </table:table-cell>
          <table:table-cell office:value-type="string" calcext:value-type="string">
            <text:p>Teat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38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3859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45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4558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2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209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786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87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8734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4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400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6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695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699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997.png</text:p>
          </table:table-cell>
          <table:table-cell office:value-type="string" calcext:value-type="string">
            <text:p>Teat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73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31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00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007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185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856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22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22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0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045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1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168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71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199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(foto)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84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401.png</text:p>
          </table:table-cell>
          <table:table-cell office:value-type="string" calcext:value-type="string">
            <text:p>No chorinho, os Encontros Nacional e Paulis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858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583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26195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1956.png</text:p>
          </table:table-cell>
          <table:table-cell office:value-type="string" calcext:value-type="string">
            <text:p>Para quem vai sair, África e Nordeste numa Festança à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0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2641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4101.png</text:p>
          </table:table-cell>
          <table:table-cell office:value-type="string" calcext:value-type="string">
            <text:p>Sex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1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Selma Egrei</text:p>
          </table:table-cell>
          <table:table-cell office:value-type="string" calcext:value-type="string">
            <text:p>Teatro Oficina – Rua Jaceguai, 520, Bixiga, São Paulo, SP</text:p>
          </table:table-cell>
          <table:table-cell office:value-type="string" calcext:value-type="string">
            <text:p>4266939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6939.png</text:p>
          </table:table-cell>
          <table:table-cell office:value-type="string" calcext:value-type="string">
            <text:p>Teatro, segunda coluna, “Pulando Corda” em outro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299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9960.png</text:p>
          </table:table-cell>
          <table:table-cell office:value-type="string" calcext:value-type="string">
            <text:p>“Sem Retoque”, a peça da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3011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30110.png</text:p>
          </table:table-cell>
          <table:table-cell office:value-type="string" calcext:value-type="string">
            <text:p>À meia-noite a verdade, “Sem Retoque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12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204.png</text:p>
          </table:table-cell>
          <table:table-cell office:value-type="string" calcext:value-type="string">
            <text:p>“Missa do Vaqueiro” inaugura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Bela reportagem sobre a peça (foto com Irene)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276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82766.png</text:p>
          </table:table-cell>
          <table:table-cell office:value-type="string" calcext:value-type="string">
            <text:p>A missa do vaqueiro transformada em pe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02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021.png</text:p>
          </table:table-cell>
          <table:table-cell office:value-type="string" calcext:value-type="string">
            <text:p>Rezas de Sol para a Missa do Vaqueiro, sétim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845.png</text:p>
          </table:table-cell>
          <table:table-cell office:value-type="string" calcext:value-type="string">
            <text:p>Rezas de Sol para a Missa do Vaqueiro, primeir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0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046.png</text:p>
          </table:table-cell>
          <table:table-cell office:value-type="string" calcext:value-type="string">
            <text:p>Rezas de Sol para a Missa do Vaqueiro, primeir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4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488.png</text:p>
          </table:table-cell>
          <table:table-cell office:value-type="string" calcext:value-type="string">
            <text:p>Teatro, Rezas de Sol para a Missa do Vaqueiro, em cima da imagem “Quebrada!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50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505.png</text:p>
          </table:table-cell>
          <table:table-cell office:value-type="string" calcext:value-type="string">
            <text:p>Rezas de Sol para a Missa do Vaqueiro, setim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79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908.png</text:p>
          </table:table-cell>
          <table:table-cell office:value-type="string" calcext:value-type="string">
            <text:p>Teatro, Rezas de Sol para a Missa do Vaqueiro, em cima da imagem “O Ultimo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675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54.png</text:p>
          </table:table-cell>
          <table:table-cell office:value-type="string" calcext:value-type="string">
            <text:p>Rezas de Sol para a Missa do Vaqueiro, quar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8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8822.png</text:p>
          </table:table-cell>
          <table:table-cell office:value-type="string" calcext:value-type="string">
            <text:p>Rezas de Sol para a Missa do Vaqueiro, quart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12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244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24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44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2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I017951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79512-20Alt=002777Lar=001884LargOri=004463AltOri=006581.JPG</text:p>
          </table:table-cell>
          <table:table-cell office:value-type="string" calcext:value-type="string">
            <text:p>Teatro, 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2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22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5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540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8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848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2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29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4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49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63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63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6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65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8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817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9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94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81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18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76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1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495-2Alt=002269Lar=001884LargOri=004746AltOri=005717.JPG</text:p>
          </table:table-cell>
          <table:table-cell office:value-type="string" calcext:value-type="string">
            <text:p>Síntese, Missa do Vaqueir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office:value-type="string" calcext:value-type="string">
            <text:p>I01812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222-20Alt=002781Lar=001884LargOri=004559AltOri=006730.JPG</text:p>
          </table:table-cell>
          <table:table-cell office:value-type="string" calcext:value-type="string">
            <text:p>Teatro, Os primeiros “mambembáveis” do ano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5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5" office:value-type="string" calcext:value-type="string">
            <text:p>I0118616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18616-2Alt=003033Lar=001884LargOri=004105AltOri=006609.JPG</text:p>
          </table:table-cell>
          <table:table-cell office:value-type="string" calcext:value-type="string">
            <text:p>Cena Aberta, “Missa do Vaqueiro” estréia no Rio, 1a. coluna, 4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escrição bacana da peç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0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400-20Alt=002746Lar=001884LargOri=004559AltOri=006646.JPG</text:p>
          </table:table-cell>
          <table:table-cell office:value-type="string" calcext:value-type="string">
            <text:p>A Próxima semana, Missa nordestina lança teatro na Funarte, pen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450-20Alt=002813Lar=001884LargOri=004499AltOri=006719.JPG</text:p>
          </table:table-cell>
          <table:table-cell office:value-type="string" calcext:value-type="string">
            <text:p>Agenda, último item da primeira coluna, ela aparece na segund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2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22-20Alt=002753Lar=001884LargOri=004582AltOri=006698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Sobre a estreia no Rio. Descrição muito legal da peça, inclusive citando alguns versos de músicas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6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68-A0Alt=003024Lar=002022LargOri=004494AltOri=006721.JPG</text:p>
          </table:table-cell>
          <table:table-cell office:value-type="string" calcext:value-type="string">
            <text:p>Missa rezada na Funarte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7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771-A0Alt=003024Lar=002022LargOri=004495AltOri=006719.JPG</text:p>
          </table:table-cell>
          <table:table-cell office:value-type="string" calcext:value-type="string">
            <text:p>Teatro, começo da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0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24-A0Alt=002985Lar=002012LargOri=004469AltOri=006632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74-A0Alt=002990Lar=002016LargOri=004480AltOri=006644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Crítica do espetácul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82004-A0Alt=003015Lar=002018LargOri=004482AltOri=006700.JPG</text:p>
          </table:table-cell>
          <table:table-cell office:value-type="string" calcext:value-type="string">
            <text:p>Teatro, vaqueiros conservadores, prim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05-A0Alt=003015Lar=002018LargOri=004482AltOri=006700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6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8" office:value-type="string" calcext:value-type="string">
            <text:p>I01193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304-2Alt=003012Lar=001884LargOri=004124AltOri=006593.JPG</text:p>
          </table:table-cell>
          <table:table-cell office:value-type="string" calcext:value-type="string">
            <text:p>Cena Aberta, “Missa do Vaqueiro” estréia no Rio, 1a. coluna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50-A0Alt=003014Lar=002024LargOri=004498AltOri=006697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91-A0Alt=002986Lar=002022LargOri=004493AltOri=006637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34-A0Alt=003003Lar=002022LargOri=004492AltOri=00667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91-A0Alt=002985Lar=001995LargOri=004432AltOri=00663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1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156-2Alt=002714Lar=001884LargOri=003933AltOri=005666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08-2Alt=002721Lar=001884LargOri=003900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37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375-A0Alt=003006Lar=002038LargOri=004531AltOri=006681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14-A0Alt=003003Lar=002019LargOri=004485AltOri=006674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8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54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6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61-A0Alt=003012Lar=002022LargOri=004492AltOri=006695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97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10-20Alt=002809Lar=001884LargOri=004492AltOri=006701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64-20Alt=002789Lar=001884LargOri=004469AltOri=006618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3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368-2Alt=002658Lar=001884LargOri=004006AltOri=00565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iz que a Irene era pernambucan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199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934-2Alt=003021Lar=001884LargOri=004096AltOri=006569.JPG</text:p>
          </table:table-cell>
          <table:table-cell office:value-type="string" calcext:value-type="string">
            <text:p>Opinião, Rezas de So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51-20Alt=002767Lar=001884LargOri=004558AltOri=006694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2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95-20Alt=002794Lar=001884LargOri=004483AltOri=006650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4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34-20Alt=002793Lar=001884LargOri=004483AltOri=00664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78-20Alt=002758Lar=001884LargOri=004504AltOri=006592.JPG</text:p>
          </table:table-cell>
          <table:table-cell office:value-type="string" calcext:value-type="string">
            <text:p>Teatro, quin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08-2Alt=002661Lar=001884LargOri=004002AltOri=005652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9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916-20Alt=002765Lar=001884LargOri=004545AltOri=00667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52-2Alt=002658Lar=001884LargOri=004005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0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097-20Alt=002775Lar=001884LargOri=00451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08-2Alt=002678Lar=001884LargOri=003993AltOri=005678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2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28-2Alt=002677Lar=001884LargOri=004000AltOri=00568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37-20Alt=002800Lar=001884LargOri=00447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73-20Alt=002762Lar=001884LargOri=004525AltOri=006637.JPG</text:p>
          </table:table-cell>
          <table:table-cell office:value-type="string" calcext:value-type="string">
            <text:p>Teatro, prim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19-20Alt=002785Lar=001884LargOri=004491AltOri=006637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9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96-2Alt=002665Lar=001884LargOri=004008AltOri=005667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56-20Alt=002766Lar=001884LargOri=004518AltOri=006630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58-20Alt=002798Lar=001884LargOri=004485AltOri=006663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99-20Alt=002827Lar=001884LargOri=004444AltOri=00666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42-20Alt=002827Lar=001884LargOri=004437AltOri=00665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8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83-20Alt=002825Lar=001884LargOri=004437AltOri=006652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62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621-20Alt=002818Lar=001884LargOri=004458AltOri=00666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18-20Alt=002822Lar=001884LargOri=004478AltOri=00670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6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60-20Alt=002811Lar=001884LargOri=004478AltOri=00667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04-20Alt=002812Lar=001884LargOri=004465AltOri=00666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54-20Alt=002806Lar=001884LargOri=004478AltOri=00666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9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93-20Alt=002806Lar=001884LargOri=004478AltOri=006666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1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199-20Alt=002825Lar=001884LargOri=004465AltOri=006697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37-20Alt=002822Lar=001884LargOri=004465AltOri=00669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73-20Alt=002826Lar=001884LargOri=004385AltOri=00658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 citad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1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135-2Alt=002246Lar=001884LargOri=004736AltOri=005647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19-20Alt=002836Lar=001884LargOri=004468AltOri=006723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streia do “recital” Meu Santo é Forte com Eliana Estev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20-20Alt=002836Lar=001884LargOri=004468AltOri=006723.JPG</text:p>
          </table:table-cell>
          <table:table-cell office:value-type="string" calcext:value-type="string">
            <text:p>Show, Violado até a Amazônia, primeira col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62-20Alt=002805Lar=001884LargOri=004485AltOri=006681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52-20Alt=002842Lar=001884LargOri=004419AltOri=006665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9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90-20Alt=002670Lar=001884LargOri=004579AltOri=006489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35-20Alt=002837Lar=001884LargOri=004433AltOri=00667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0-20Alt=002830Lar=001884LargOri=004432AltOri=006661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1-20Alt=002830Lar=001884LargOri=004432AltOri=006661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7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720-20Alt=002784Lar=001884LargOri=004500AltOri=00664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10-20Alt=002839Lar=001884LargOri=004372AltOri=006589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2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, viol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263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32263-2Alt=002244Lar=001884LargOri=004729AltOri=005633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0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43-20Alt=002790Lar=001884LargOri=004505AltOri=006675.JPG</text:p>
          </table:table-cell>
          <table:table-cell office:value-type="string" calcext:value-type="string">
            <text:p>Show, 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1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87-20Alt=002782Lar=001884LargOri=004555AltOri=006723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503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5032-20Alt=002789Lar=001884LargOri=004545AltOri=006730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9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62 (1)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8666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6665-20Alt=002864Lar=001884LargOri=004438AltOri=006742.JPG</text:p>
          </table:table-cell>
          <table:table-cell office:value-type="string" calcext:value-type="string">
            <text:p><text:s text:c="5"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11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42598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25980.png</text:p>
          </table:table-cell>
          <table:table-cell office:value-type="string" calcext:value-type="string">
            <text:p>Teatro/Crítica, Os bonecos encantados enfrentam as bombas</text:p>
          </table:table-cell>
          <table:table-cell office:value-type="string" calcext:value-type="string">
            <text:p>https://pt.wikipedia.org/wiki/Incidente_Palomar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8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1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1964-20Alt=002814Lar=001884LargOri=004471AltOri=006677.JPG</text:p>
          </table:table-cell>
          <table:table-cell office:value-type="string" calcext:value-type="string">
            <text:p>Teatro, Não faltaram boas interpretações, último parágrafo</text:p>
          </table:table-cell>
          <table:table-cell table:number-columns-repeated="1009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office:value-type="string" calcext:value-type="string">
            <text:p>Funarte</text:p>
          </table:table-cell>
          <table:table-cell office:value-type="string" calcext:value-type="string">
            <text:p>Funarte – Brasil Memória das Artes</text:p>
          </table:table-cell>
          <table:table-cell/>
          <table:table-cell office:value-type="string" calcext:value-type="string">
            <text:p>Apostila Digital no. 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/>
          <table:table-cell office:value-type="string" calcext:value-type="string">
            <text:p>apost-pixing-7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apost-pixing-79.pd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2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3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39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3950-20Alt=002915Lar=001884LargOri=004440AltOri=006871.JPG</text:p>
          </table:table-cell>
          <table:table-cell office:value-type="string" calcext:value-type="string">
            <text:p>Teatro, Mambembes na reta final, primeiro parágrafo lá em 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3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75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0657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752-2Alt=002867Lar=001884LargOri=003901AltOri=005937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901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48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4814-2Alt=002672Lar=001884LargOri=004746AltOri=006731.JPG</text:p>
          </table:table-cell>
          <table:table-cell office:value-type="string" calcext:value-type="string">
            <text:p>Eventos, Projeto Pixinguinha-79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e 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Edição 107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17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737-2Alt=002995Lar=001884LargOri=004092AltOri=006505.JPG</text:p>
          </table:table-cell>
          <table:table-cell office:value-type="string" calcext:value-type="string">
            <text:p>“Projeto Pixinguinha” volta a Natal em julho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76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651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142-2Alt=002712Lar=001884LargOri=003899AltOri=005614.JPG</text:p>
          </table:table-cell>
          <table:table-cell office:value-type="string" calcext:value-type="string">
            <text:p>O Projeto Pixinguinha para 79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8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434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3404-2Alt=002682Lar=001884LargOri=004083AltOri=005812.JPG</text:p>
          </table:table-cell>
          <table:table-cell office:value-type="string" calcext:value-type="string">
            <text:p>Pixinguinha tem novas normas e a sua pré-estréia, Os critérios para 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16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9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991-2Alt=002788Lar=001884LargOri=003991AltOri=005906.JPG</text:p>
          </table:table-cell>
          <table:table-cell office:value-type="string" calcext:value-type="string">
            <text:p>Projeto Pixinguinha, Os critérios para 79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8" office:value-type="string" calcext:value-type="string">
            <text:p>I01337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3791-2Alt=002946Lar=001884LargOri=004212AltOri=006587.JPG</text:p>
          </table:table-cell>
          <table:table-cell office:value-type="string" calcext:value-type="string">
            <text:p>Cena Aberta, Vital Santos incluído no Projeto Pixinguinha, 1a. coluna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Cruzeiro : Revist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2458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office:value-type="string" calcext:value-type="string">
            <text:p>Por “Missa do Vaqueiro”</text:p>
          </table:table-cell>
          <table:table-cell/>
          <table:table-cell office:value-type="string" calcext:value-type="string">
            <text:p>I02019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1908-3Alt=002006Lar=001460LargOri=002433AltOri=003344.JPG</text:p>
          </table:table-cell>
          <table:table-cell office:value-type="string" calcext:value-type="string">
            <text:p>Premio MEC…, segunda coluna, pouco acima do meio</text:p>
          </table:table-cell>
          <table:table-cell office:value-type="string" calcext:value-type="string">
            <text:p>I0201802-70Alt=001014Lar=000728LargOri=002428AltOri=003380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04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o estúdio onde Irene gravou Rumo Norte.</text:p>
          </table:table-cell>
          <table:table-cell/>
          <table:table-cell office:value-type="string" calcext:value-type="string">
            <text:p>42387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8795.png</text:p>
          </table:table-cell>
          <table:table-cell office:value-type="string" calcext:value-type="string">
            <text:p>Um estúdio alternativo em S. Paulo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8" office:value-type="string" calcext:value-type="string">
            <text:p>I01345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574-2Alt=002952Lar=001884LargOri=004182AltOri=006552.JPG</text:p>
          </table:table-cell>
          <table:table-cell office:value-type="string" calcext:value-type="string">
            <text:p>Gênios da MPB fazem parte do “Pixinguinha”, 2a. coluna, iníci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6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667-2Alt=002988Lar=001884LargOri=004210AltOri=006678.JPG</text:p>
          </table:table-cell>
          <table:table-cell office:value-type="string" calcext:value-type="string">
            <text:p>Moraes Moreira-Djavan fazem show iniciando Projeto Pixinguinha, 5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3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58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5859-20Alt=002952Lar=001884LargOri=004147AltOri=006497</text:p>
          </table:table-cell>
          <table:table-cell office:value-type="string" calcext:value-type="string">
            <text:p>Pixinguinha 79, a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42425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2544.png</text:p>
          </table:table-cell>
          <table:table-cell office:value-type="string" calcext:value-type="string">
            <text:p>“Pixinguinha” recomeça em junho, terc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a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how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exta-feira sobrecarregad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. E seguem para Vitória, Salvador, Maceió e Recif.</text:p>
          </table:table-cell>
          <table:table-cell/>
          <table:table-cell office:value-type="string" calcext:value-type="string">
            <text:p>I02006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616-20Alt=002921Lar=001884LargOri=004278AltOri=006629.JPG</text:p>
          </table:table-cell>
          <table:table-cell office:value-type="string" calcext:value-type="string">
            <text:p>Agenda, à esquerda do topo da foto da Beth Carvalh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 office:value-type="string" calcext:value-type="string">
            <text:p>Vários: Teatro Dulcina - Rua Alcindo Guanabara, 17, Centro, Rio de Janeiro, RJ; Teatro do Parque – Rua do Hospício, 81, Boa Vista, Recife, PE</text:p>
          </table:table-cell>
          <table:table-cell office:value-type="string" calcext:value-type="string">
            <text:p>I013840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07-20Alt=002861Lar=001884LargOri=004191AltOri=006364.JPG</text:p>
          </table:table-cell>
          <table:table-cell office:value-type="string" calcext:value-type="string">
            <text:p>Cena Aberta, A vez de Pernambuco no “Pixinguinha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6-20Alt=002872Lar=001884LargOri=004158AltOri=006338.JPG</text:p>
          </table:table-cell>
          <table:table-cell office:value-type="string" calcext:value-type="string">
            <text:p>Agenda, Segunda-feira (ao lado do centro da roda-gigan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9-20Alt=002872Lar=001884LargOri=004158AltOri=006338.JPG</text:p>
          </table:table-cell>
          <table:table-cell office:value-type="string" calcext:value-type="string">
            <text:p>Esquina, A vez do frevo (segunda coluna, últim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95-20Alt=002837Lar=001884LargOri=004155AltOri=006256.JPG</text:p>
          </table:table-cell>
          <table:table-cell office:value-type="string" calcext:value-type="string">
            <text:p>Valores da terra (segunda coluna, acima de preç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0-20Alt=002913Lar=001884LargOri=004163AltOri=006437.JPG</text:p>
          </table:table-cell>
          <table:table-cell office:value-type="string" calcext:value-type="string">
            <text:p>Banda dá show no Parque (segund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6-20Alt=002878Lar=001884LargOri=004167AltOri=006365.JPG</text:p>
          </table:table-cell>
          <table:table-cell office:value-type="string" calcext:value-type="string">
            <text:p>Pixinguinha e em Shows (primeiro item, ela aparece no inicio da terceira coluna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7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72-20Alt=002826Lar=001884LargOri=004244AltOri=006367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6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18-20Alt=002828Lar=001884LargOri=004259AltOri=006392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7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64-20Alt=002830Lar=001884LargOri=004255AltOri=006391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0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senha sobre Rumo Norte</text:p>
          </table:table-cell>
          <table:table-cell/>
          <table:table-cell office:value-type="string" calcext:value-type="string">
            <text:p>I0202227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02227-20Alt=002934Lar=001884LargOri=004379AltOri=006819.JPG</text:p>
          </table:table-cell>
          <table:table-cell office:value-type="string" calcext:value-type="string">
            <text:p>Palmas para a cantora Irene Portela que ela mere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Joanna, Fátima Guedes e Thereza Tinoco</text:p>
          </table:table-cell>
          <table:table-cell table:content-validation-name="val2" office:value-type="string" calcext:value-type="string">
            <text:p>Citada em uma critica à três outras cantoras.</text:p>
          </table:table-cell>
          <table:table-cell/>
          <table:table-cell office:value-type="string" calcext:value-type="string">
            <text:p>I020238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2385-20Alt=002968Lar=001884LargOri=004344AltOri=006844.JPG</text:p>
          </table:table-cell>
          <table:table-cell office:value-type="string" calcext:value-type="string">
            <text:p>Três cantoras vendem o produto (comercial) das suas criações, terceira coluna e “primeiro”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Ganhou o troféu Mambembe na categoria grupo ou movimento em 78. Músicas de Irene e Pini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53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530-20Alt=002924Lar=001884LargOri=004353AltOri=006758.JPG</text:p>
          </table:table-cell>
          <table:table-cell office:value-type="string" calcext:value-type="string">
            <text:p>Anistia para os textos censurados, Em um ato, última coluna no me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6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692-20Alt=002902Lar=001884LargOri=004439AltOri=006840.JPG</text:p>
          </table:table-cell>
          <table:table-cell office:value-type="string" calcext:value-type="string">
            <text:p>Teatro, Uma notícia anunciada por bonecos: Palomar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e resenha de Rumo Norte</text:p>
          </table:table-cell>
          <table:table-cell/>
          <table:table-cell office:value-type="string" calcext:value-type="string">
            <text:p>I020313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3132-20Alt=002916Lar=001884LargOri=004452AltOri=006894.JPG</text:p>
          </table:table-cell>
          <table:table-cell office:value-type="string" calcext:value-type="string">
            <text:p>A sonora ascensão das mulheres, quart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Entrevista de lançamento do disco Rumo Norte (foto).</text:p>
          </table:table-cell>
          <table:table-cell/>
          <table:table-cell office:value-type="string" calcext:value-type="string">
            <text:p>425977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59775.png</text:p>
          </table:table-cell>
          <table:table-cell office:value-type="string" calcext:value-type="string">
            <text:p>Irene Portela busca Rumo Norte, no Su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39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Sobre o lançamento de Rumo Norte</text:p>
          </table:table-cell>
          <table:table-cell/>
          <table:table-cell office:value-type="string" calcext:value-type="string">
            <text:p>I014156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41564-20Alt=002834Lar=001884LargOri=004286AltOri=006447.JPG</text:p>
          </table:table-cell>
          <table:table-cell office:value-type="string" calcext:value-type="string">
            <text:p>As novas musas da MPB, review de lançamento do Rumo Nor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3423.png</text:p>
          </table:table-cell>
          <table:table-cell office:value-type="string" calcext:value-type="string">
            <text:p>Uma visão menos elitista dos menores abandonado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Sobre 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428.png</text:p>
          </table:table-cell>
          <table:table-cell office:value-type="string" calcext:value-type="string">
            <text:p>As promessas dentro da caixa, segund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íssima crítica sobre Rumo Norte.</text:p>
          </table:table-cell>
          <table:table-cell/>
          <table:table-cell office:value-type="string" calcext:value-type="string">
            <text:p>426392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923.png</text:p>
          </table:table-cell>
          <table:table-cell office:value-type="string" calcext:value-type="string">
            <text:p>A invasão dos discos femininos, segunda coluna e quart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9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79</text:p>
          </table:table-cell>
          <table:table-cell table:content-validation-name="val2" office:value-type="string" calcext:value-type="string">
            <text:p>“Eu acho o Festival importantíssimo para as pessoas mostrarem o seu trabalho, divulgando o artista junto ao grande público.”</text:p>
          </table:table-cell>
          <table:table-cell/>
          <table:table-cell office:value-type="string" calcext:value-type="string">
            <text:p>I0070476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070476-2Alt=002692Lar=001884LargOri=003969AltOri=005674.JPG</text:p>
          </table:table-cell>
          <table:table-cell office:value-type="string" calcext:value-type="string">
            <text:p>O Brasil fica sabendo o que está acontecendo com a MPB, 2a. coluna, final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3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as inúmeras cantoras que foram lançadas nos últimos anos e sua performance de vendas. Destacado só um trecho para contextualizar um pouco em que momento é mencionada a Irene.</text:p>
          </table:table-cell>
          <table:table-cell/>
          <table:table-cell office:value-type="string" calcext:value-type="string">
            <text:p>I02076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7654-20Alt=002449Lar=001884LargOri=004821AltOri=006267.JPG</text:p>
          </table:table-cell>
          <table:table-cell office:value-type="string" calcext:value-type="string">
            <text:p>terceira coluna e quarta coluna</text:p>
          </table:table-cell>
          <table:table-cell office:value-type="string" calcext:value-type="string">
            <text:p>I0207653-20Alt=002449Lar=001884LargOri=004821AltOri=006267.JPG;I0207652-20Alt=002449Lar=001884LargOri=004821AltOri=006267.JPG;I0207651-20Alt=002449Lar=001884LargOri=004821AltOri=006267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11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a Repúbli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0005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Pífanos de Caruaru</text:p>
          </table:table-cell>
          <table:table-cell table:content-validation-name="val2" office:value-type="string" calcext:value-type="string">
            <text:p>Participação especial de Irene no show da Banda de Pífaros de Caruaru</text:p>
          </table:table-cell>
          <table:table-cell office:value-type="string" calcext:value-type="string">
            <text:p>Teatro Tuca - Rua Monte Alegre, 1024, São Paulo, SP</text:p>
          </table:table-cell>
          <table:table-cell office:value-type="string" calcext:value-type="string">
            <text:p>I00010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008-2Alt=003057Lar=001884LargOri=004413AltOri=007160.JPG</text:p>
          </table:table-cell>
          <table:table-cell office:value-type="string" calcext:value-type="string">
            <text:p>Show e música, Em cartaz, 3a. coluna, Banda de Pífanos de Caruaru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1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9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4494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4945-20Alt=002853Lar=001884LargOri=004260AltOri=006450.JPG</text:p>
          </table:table-cell>
          <table:table-cell office:value-type="string" calcext:value-type="string">
            <text:p>Pixinguinha, ao centro e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O jornalista destacou Rumo Norte como um dos melhores discos do ano.</text:p>
          </table:table-cell>
          <table:table-cell/>
          <table:table-cell office:value-type="string" calcext:value-type="string">
            <text:p>I0211013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11013-20Alt=002943Lar=001884LargOri=004302AltOri=006723.JPG</text:p>
          </table:table-cell>
          <table:table-cell office:value-type="string" calcext:value-type="string">
            <text:p>Rumo Norte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4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“magote de argentinos”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2110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054-20Alt=002943Lar=001884LargOri=004302AltOri=006723.JPG</text:p>
          </table:table-cell>
          <table:table-cell office:value-type="string" calcext:value-type="string">
            <text:p>Guarujá - o verão de 1980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3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6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Irene mencionada como uma das revelações do ano.</text:p>
          </table:table-cell>
          <table:table-cell/>
          <table:table-cell office:value-type="string" calcext:value-type="string">
            <text:p>I02111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186-20Alt=002977Lar=001884LargOri=004351AltOri=006874.JPG</text:p>
          </table:table-cell>
          <table:table-cell office:value-type="string" calcext:value-type="string">
            <text:p>Luzes e sombras no ano musical, primeira coluna, terceiro tópic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09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/>
          <table:table-cell office:value-type="string" calcext:value-type="string">
            <text:p>I014523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5230-2Alt=002590Lar=001884LargOri=004231AltOri=005817.JPG</text:p>
          </table:table-cell>
          <table:table-cell office:value-type="string" calcext:value-type="string">
            <text:p>Projeto Pixinguinha completa os 3 anos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8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0000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0078-2Alt=002963Lar=001884LargOri=004236AltOri=006659.JPG</text:p>
          </table:table-cell>
          <table:table-cell office:value-type="string" calcext:value-type="string">
            <text:p>Festival de Verão do Guarujá, 1a. coluna última l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ião de Viola</text:p>
          </table:table-cell>
          <table:table-cell table:content-validation-name="val2" office:value-type="string" calcext:value-type="string">
            <text:p>Show de Sebastião Marinho e João Quindingues com participação de Irene cantando canções do seu disco.</text:p>
          </table:table-cell>
          <table:table-cell office:value-type="string" calcext:value-type="string">
            <text:p>Teatro Abertura – Largo Padre Péricles, 5, Perdizes, São Paulo, SP</text:p>
          </table:table-cell>
          <table:table-cell office:value-type="string" calcext:value-type="string">
            <text:p>442962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29626.png</text:p>
          </table:table-cell>
          <table:table-cell office:value-type="string" calcext:value-type="string">
            <text:p>Shows, Baião de vio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Vários artistas, inclusive Pifaros de Caruaru e Elomar.</text:p>
          </table:table-cell>
          <table:table-cell office:value-type="string" calcext:value-type="string">
            <text:p>Centro de Convivência de Campinas – Praça Imprensa Fluminense, Cambuí, Campinas, SP</text:p>
          </table:table-cell>
          <table:table-cell office:value-type="string" calcext:value-type="string">
            <text:p>44302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249.png</text:p>
          </table:table-cell>
          <table:table-cell office:value-type="string" calcext:value-type="string">
            <text:p>Shows, 2<text:span text:style-name="T2">a</text:span> coluna, Perspectivas para a música…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0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504.png</text:p>
          </table:table-cell>
          <table:table-cell office:value-type="string" calcext:value-type="string">
            <text:p>Festival, 2<text:span text:style-name="T2">o</text:span> pará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Primeiro Especial de MPB na RTC (Canal 2)</text:p>
          </table:table-cell>
          <table:table-cell table:content-validation-name="val2" office:value-type="string" calcext:value-type="string">
            <text:p>Primeiro especial de MPB no canal RTC (Canal 2) com participação de Baden Powell (foto), Silvia Maria, Marcus Vinícius, Irene Portela e Luís Carlos Maranhã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4306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688.png</text:p>
          </table:table-cell>
          <table:table-cell office:value-type="string" calcext:value-type="string">
            <text:p>Destaques de hoje na televisão, 2<text:span text:style-name="T2">a</text:span> coluna ao centr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Texto sobre o Festival de Verão do Guarujá 80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116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163.png</text:p>
          </table:table-cell>
          <table:table-cell office:value-type="string" calcext:value-type="string">
            <text:p>Samba, a atração principal do Festival do Guarujá 80, 2<text:span text:style-name="T2">a</text:span> coluna fim do 1<text:span text:style-name="T2">o</text:span> paragrá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Mais uma temporada do espetácul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16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167.png</text:p>
          </table:table-cell>
          <table:table-cell office:value-type="string" calcext:value-type="string">
            <text:p>“Ao Acaso das Ruas”, de novo em cartaz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3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300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44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448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6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611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ala Funarte</text:p>
          </table:table-cell>
          <table:table-cell table:content-validation-name="val2"/>
          <table:table-cell/>
          <table:table-cell office:value-type="string" calcext:value-type="string">
            <text:p>I00015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534-2Alt=002974Lar=001884LargOri=004288AltOri=006767.JPG</text:p>
          </table:table-cell>
          <table:table-cell office:value-type="string" calcext:value-type="string">
            <text:p>“Show” no centro agora é na sala Funarte, 3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298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9825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1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102.png</text:p>
          </table:table-cell>
          <table:table-cell office:value-type="string" calcext:value-type="string">
            <text:p>Teatro, 3<text:span text:style-name="T2">a</text:span> coluna ao centro a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5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543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 e Folhetim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, eles cantam e falam de suas regiões de origem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56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30565.png</text:p>
          </table:table-cell>
          <table:table-cell office:value-type="string" calcext:value-type="string">
            <text:p>Destaques de hoje na televisão, 2a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131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1313.png</text:p>
          </table:table-cell>
          <table:table-cell office:value-type="string" calcext:value-type="string">
            <text:p>Teatro, 1<text:span text:style-name="T2">a</text:span> coluna em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504.png</text:p>
          </table:table-cell>
          <table:table-cell office:value-type="string" calcext:value-type="string">
            <text:p>Teatro, 1<text:span text:style-name="T2">a</text:span> coluna centro, “Ao Acaso das Ruas”, no me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97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977.png</text:p>
          </table:table-cell>
          <table:table-cell office:value-type="string" calcext:value-type="string">
            <text:p>Teatro, 1<text:span text:style-name="T2">a</text:span> coluna cen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, último dia de apresentação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32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3295.png</text:p>
          </table:table-cell>
          <table:table-cell office:value-type="string" calcext:value-type="string">
            <text:p>Tea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0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062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Marcos Vinicius</text:p>
          </table:table-cell>
          <table:table-cell/>
          <table:table-cell office:value-type="string" calcext:value-type="string">
            <text:p>4230953h.png</text:p>
          </table:table-cell>
          <table:table-cell table:content-validation-name="val3"/>
          <table:table-cell office:value-type="string" calcext:value-type="string">
            <text:p>4230953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3534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35342.png</text:p>
          </table:table-cell>
          <table:table-cell office:value-type="string" calcext:value-type="string">
            <text:p>Diversos cantores no “Projeto Musical Funarte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68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83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75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27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075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60.png</text:p>
          </table:table-cell>
          <table:table-cell office:value-type="string" calcext:value-type="string">
            <text:p>As novas cantoras do rádio, 5<text:span text:style-name="T2">a</text:span> linha, 5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09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931.png</text:p>
          </table:table-cell>
          <table:table-cell office:value-type="string" calcext:value-type="string">
            <text:p>As novas cantoras do rádio, 4<text:span text:style-name="T2">a</text:span> linha,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Critica de lançamento do disco “Vagando” de Rosa Maria</text:p>
          </table:table-cell>
          <table:table-cell/>
          <table:table-cell office:value-type="string" calcext:value-type="string">
            <text:p>431146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Um novo espaço para Rosa Maria na MPB, 3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466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Breve descrição do disco “Vagando” lançado por Rosa Maria</text:p>
          </table:table-cell>
          <table:table-cell/>
          <table:table-cell office:value-type="string" calcext:value-type="string">
            <text:p>431147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75.png</text:p>
          </table:table-cell>
          <table:table-cell office:value-type="string" calcext:value-type="string">
            <text:p>Fortes muda de gênero, Bennett prepara a chegada, 2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822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22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217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as cantoras e 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269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2697.png</text:p>
          </table:table-cell>
          <table:table-cell office:value-type="string" calcext:value-type="string">
            <text:p>As novas cantoras do rádio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94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/>
          <table:table-cell office:value-type="string" calcext:value-type="string">
            <text:p>I00665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6595-2Alt=002929Lar=001884LargOri=004152AltOri=006454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0073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367-2Alt=002998Lar=001884LargOri=004257AltOri=006774.JPG</text:p>
          </table:table-cell>
          <table:table-cell office:value-type="string" calcext:value-type="string">
            <text:p>Contraponto, Em trânsito, 1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Em notícia de shows do Gil e Jimmy Cliff, o jornalista destaca o show da Irene pel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7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7854.png</text:p>
          </table:table-cell>
          <table:table-cell office:value-type="string" calcext:value-type="string">
            <text:p>Gil e Jimmy Cliff, para ninguém perder, 1<text:span text:style-name="T2">a</text:span> coluna no fi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nomeado de “Dia de Festa” que foi apresentado no Projeto Musical Funarte. Breve entrevista.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09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099.png</text:p>
          </table:table-cell>
          <table:table-cell office:value-type="string" calcext:value-type="string">
            <text:p>Irene Portela, música e poesi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10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10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23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230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3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386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54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54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488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488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51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1421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2119-2Alt=002787Lar=001884LargOri=004422AltOri=006542.JPG</text:p>
          </table:table-cell>
          <table:table-cell office:value-type="string" calcext:value-type="string">
            <text:p>Projetos, Roteiro e as duplas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786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987.png</text:p>
          </table:table-cell>
          <table:table-cell office:value-type="string" calcext:value-type="string">
            <text:p>Shows, Irene Portela, cen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9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5998.png</text:p>
          </table:table-cell>
          <table:table-cell office:value-type="string" calcext:value-type="string">
            <text:p>As novas cantoras do rádio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1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6162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458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46458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6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4<text:span text:style-name="T2">a</text:span> Semana Guiomar Novaes em São João da Boa vista</text:p>
          </table:table-cell>
          <table:table-cell table:content-validation-name="val2" office:value-type="string" calcext:value-type="string">
            <text:p>A semana cultural contou com a participação de Irene, Toquinho e a Banda de Pífanos de Caruaru; entre outros</text:p>
          </table:table-cell>
          <table:table-cell/>
          <table:table-cell office:value-type="string" calcext:value-type="string">
            <text:p>424688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6882.png</text:p>
          </table:table-cell>
          <table:table-cell office:value-type="string" calcext:value-type="string">
            <text:p>Regional, São João fará a programação Guiomar Nova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8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234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08234-2Alt=002976Lar=001884LargOri=004270AltOri=006744.JPG</text:p>
          </table:table-cell>
          <table:table-cell office:value-type="string" calcext:value-type="string">
            <text:p>A surpresa é Agnaldo Timóteo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8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37-2Alt=003015Lar=001884LargOri=004272AltOri=006837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8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87-2Alt=003019Lar=001884LargOri=004268AltOri=006838.JPG</text:p>
          </table:table-cell>
          <table:table-cell office:value-type="string" calcext:value-type="string">
            <text:p>Show, 1a. coluna de atrações, penúltima atração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1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13-2Alt=002978Lar=001884LargOri=004228AltOri=006682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1980.06.25</text:p>
          </table:table-cell>
          <table:table-cell table:style-name="ce8" office:value-type="string" calcext:value-type="string">
            <text:p>Hemeroteca da Biblioteca Nacional</text:p>
          </table:table-cell>
          <table:table-cell table:style-name="ce8" office:value-type="string" calcext:value-type="string">
            <text:p>A Luta Democratica : Um jornal de luta feito por homens que lutam pelos que não podem lutar</text:p>
          </table:table-cell>
          <table:table-cell table:style-name="ce8" office:value-type="string" calcext:value-type="string">
            <text:p>RJ</text:p>
          </table:table-cell>
          <table:table-cell table:style-name="ce8" office:value-type="string" calcext:value-type="string">
            <text:p>Edição 07963</text:p>
          </table:table-cell>
          <table:table-cell table:style-name="ce8" table:content-validation-name="val1" office:value-type="string" calcext:value-type="string">
            <text:p>Show</text:p>
          </table:table-cell>
          <table:table-cell table:style-name="ce8" office:value-type="string" calcext:value-type="string">
            <text:p>Projeto Pixinguinha</text:p>
          </table:table-cell>
          <table:table-cell table:style-name="ce8" table:content-validation-name="val2" office:value-type="string" calcext:value-type="string">
            <text:p>Com Quinteto Violado e Elomar</text:p>
          </table:table-cell>
          <table:table-cell table:style-name="ce8" office:value-type="string" calcext:value-type="string">
            <text:p>Teatro Dulcina - Rua Alcindo Guanabara, 17, Centro, Rio de Janeiro, RJ</text:p>
          </table:table-cell>
          <table:table-cell table:style-name="ce8" office:value-type="string" calcext:value-type="string">
            <text:p>I0066793.png</text:p>
          </table:table-cell>
          <table:table-cell table:style-name="ce8" table:content-validation-name="val3" office:value-type="string" calcext:value-type="string">
            <text:p>Baixo</text:p>
          </table:table-cell>
          <table:table-cell table:style-name="ce8" office:value-type="string" calcext:value-type="string">
            <text:p>I0066793-2Alt=002911Lar=001884LargOri=004197AltOri=006484.JPG</text:p>
          </table:table-cell>
          <table:table-cell table:style-name="ce8" office:value-type="string" calcext:value-type="string">
            <text:p>A noite é o espetáculo, 4o. bloco.</text:p>
          </table:table-cell>
          <table:table-cell table:style-name="ce8"/>
          <table:table-cell table:number-columns-repeated="1008"/>
        </table:table-row>
        <table:table-row table:style-name="ro1">
          <table:table-cell office:value-type="string" calcext:value-type="string">
            <text:p>1980.06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51-2Alt=002975Lar=001884LargOri=004232AltOri=006683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Região Sul</text:p>
          </table:table-cell>
          <table:table-cell office:value-type="string" calcext:value-type="string">
            <text:p>I001024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244-2Alt=002426Lar=001453LargOri=003906AltOri=006521.JPG</text:p>
          </table:table-cell>
          <table:table-cell office:value-type="string" calcext:value-type="string">
            <text:p>Quinteto Violado… 1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nfiteatro Cacilda Becker – Paço Municipal, Praça Samuel Sabatini, 50, Centro, São Bernardo do Campo, SP</text:p>
          </table:table-cell>
          <table:table-cell office:value-type="string" calcext:value-type="string">
            <text:p>4320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0854.png</text:p>
          </table:table-cell>
          <table:table-cell office:value-type="string" calcext:value-type="string">
            <text:p>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Equatorial” de Teti</text:p>
          </table:table-cell>
          <table:table-cell table:content-validation-name="val2" office:value-type="string" calcext:value-type="string">
            <text:p>Crítica do disco da Teti, o autor comenta brevemente sobre a convicção da Irene</text:p>
          </table:table-cell>
          <table:table-cell/>
          <table:table-cell office:value-type="string" calcext:value-type="string">
            <text:p>I000918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9189-2Alt=002936Lar=001884LargOri=004277AltOri=006664.JPG</text:p>
          </table:table-cell>
          <table:table-cell office:value-type="string" calcext:value-type="string">
            <text:p>Quixadá já tem a sua cantora de Bossa Nova, 2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38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388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1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149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7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0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Donana era um monólogo</text:p>
          </table:table-cell>
          <table:table-cell office:value-type="string" calcext:value-type="string">
            <text:p>Teatro Leopoldo Fróes – Rua Manoel de Abreu 16, Centro, Niterói, RJ</text:p>
          </table:table-cell>
          <table:table-cell office:value-type="string" calcext:value-type="string">
            <text:p>I001062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629-2Alt=002969Lar=001884LargOri=004279AltOri=006744.JPG</text:p>
          </table:table-cell>
          <table:table-cell office:value-type="string" calcext:value-type="string">
            <text:p>Teatro, segundo bloco, terceira coluna, Donan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Fonte Nova” de Chico Maranhão</text:p>
          </table:table-cell>
          <table:table-cell table:content-validation-name="val2" office:value-type="string" calcext:value-type="string">
            <text:p>Breve crítica do disco “Fonte Nova” do Chico Maranhão</text:p>
          </table:table-cell>
          <table:table-cell/>
          <table:table-cell office:value-type="string" calcext:value-type="string">
            <text:p>42585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8574.png</text:p>
          </table:table-cell>
          <table:table-cell office:value-type="string" calcext:value-type="string">
            <text:p>Discos/Lançamentos, 2<text:span text:style-name="T2">a</text:span> coluna, centro, Chico Maranhã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Teatro Tuquinha – Rua Monte Alegre, 1024, Perdizes, São Paulo, SP</text:p>
          </table:table-cell>
          <table:table-cell office:value-type="string" calcext:value-type="string">
            <text:p>42591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917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1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Breve descrição.</text:p>
          </table:table-cell>
          <table:table-cell table:style-name="ce8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4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4745.png</text:p>
          </table:table-cell>
          <table:table-cell office:value-type="string" calcext:value-type="string">
            <text:p>Shows, Transe, coração e venen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95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955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73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73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9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943.png</text:p>
          </table:table-cell>
          <table:table-cell office:value-type="string" calcext:value-type="string">
            <text:p>Headline e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11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12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Maricene” de Maricene Costa</text:p>
          </table:table-cell>
          <table:table-cell table:content-validation-name="val2" office:value-type="string" calcext:value-type="string">
            <text:p>“Bailarina”, composição de Irene, para a peça “Três Dias Com Donana” de 1974</text:p>
          </table:table-cell>
          <table:table-cell table:style-name="ce8"/>
          <table:table-cell office:value-type="string" calcext:value-type="string">
            <text:p>42619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927.png</text:p>
          </table:table-cell>
          <table:table-cell office:value-type="string" calcext:value-type="string">
            <text:p>Maricene grava enfim seu LP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2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272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4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44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5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593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de Cauby Peixoto.</text:p>
          </table:table-cell>
          <table:table-cell table:style-name="ce8"/>
          <table:table-cell office:value-type="string" calcext:value-type="string">
            <text:p>42701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0147.png</text:p>
          </table:table-cell>
          <table:table-cell office:value-type="string" calcext:value-type="string">
            <text:p>Espetáculos arejados, com Caubi e Matogrosso, final do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in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8"/>
          <table:table-cell office:value-type="string" calcext:value-type="string">
            <text:p>4331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1237.png</text:p>
          </table:table-cell>
          <table:table-cell office:value-type="string" calcext:value-type="string">
            <text:p>A “barra” está em cartaz, 6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8"/>
          <table:table-cell office:value-type="string" calcext:value-type="string">
            <text:p>42756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602.png</text:p>
          </table:table-cell>
          <table:table-cell office:value-type="string" calcext:value-type="string">
            <text:p>A temporada nas peruas do SNT, 2<text:span text:style-name="T2">a</text:span> coluna,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Bar do IAB – Rua Bento Freitas, 306, República, São Paulo, SP</text:p>
          </table:table-cell>
          <table:table-cell office:value-type="string" calcext:value-type="string">
            <text:p>43323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23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com Eliane Estevão</text:p>
          </table:table-cell>
          <table:table-cell table:content-validation-name="val2" office:value-type="string" calcext:value-type="string">
            <text:p>Anúncio.</text:p>
          </table:table-cell>
          <table:table-cell table:style-name="ce8" office:value-type="string" calcext:value-type="string">
            <text:p>Taverna Boêmia – Rua Treze de Maio, 37, Bela Vista, São Paulo, SP</text:p>
          </table:table-cell>
          <table:table-cell office:value-type="string" calcext:value-type="string">
            <text:p>43028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281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Foto</text:p>
          </table:table-cell>
          <table:table-cell table:style-name="ce8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077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0607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table:style-name="ce8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1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1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366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7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16.png</text:p>
          </table:table-cell>
          <table:table-cell office:value-type="string" calcext:value-type="string">
            <text:p>Shows, 1<text:span text:style-name="T2">a</text:span> coluna no final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05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053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334h.png</text:p>
          </table:table-cell>
          <table:table-cell table:content-validation-name="val3" office:value-type="string" calcext:value-type="string">
            <text:p>Baixo</text:p>
          </table:table-cell>
          <table:table-cell table:style-name="ce8" office:value-type="string" calcext:value-type="string">
            <text:p>430733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79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79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0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0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Nova temporada</text:p>
          </table:table-cell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3090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19.png</text:p>
          </table:table-cell>
          <table:table-cell office:value-type="string" calcext:value-type="string">
            <text:p>Bonecos contam tragedia de Palomar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3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34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309725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Headline,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7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0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00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5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548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317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317-20Alt=003009Lar=001884LargOri=004230AltOri=006753.JPG</text:p>
          </table:table-cell>
          <table:table-cell office:value-type="string" calcext:value-type="string">
            <text:p>O som nosso de cada dia, Pauta Nordestina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0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408-2Alt=003044Lar=001884LargOri=004243AltOri=006856.JPG</text:p>
          </table:table-cell>
          <table:table-cell office:value-type="string" calcext:value-type="string">
            <text:p>Show, Sem entusiasm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468-2Alt=003033Lar=001884LargOri=004182AltOri=006732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05-2Alt=003037Lar=001884LargOri=004177AltOri=006734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43-2Alt=003041Lar=001884LargOri=004209AltOri=006795.JPG</text:p>
          </table:table-cell>
          <table:table-cell office:value-type="string" calcext:value-type="string">
            <text:p>Show, 2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86-2Alt=003033Lar=001884LargOri=004211AltOri=006778.JPG</text:p>
          </table:table-cell>
          <table:table-cell office:value-type="string" calcext:value-type="string">
            <text:p>Show, penúltima coluna do lado direito da mão da cantora da foto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618-2Alt=003028Lar=001884LargOri=004216AltOri=006774.JPG</text:p>
          </table:table-cell>
          <table:table-cell office:value-type="string" calcext:value-type="string">
            <text:p>Show, 3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5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795-2Alt=002941Lar=001884LargOri=004323AltOri=006748.JPG</text:p>
          </table:table-cell>
          <table:table-cell office:value-type="string" calcext:value-type="string">
            <text:p>Show, 1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3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31-2Alt=002958Lar=001884LargOri=004270AltOri=006706.JPG</text:p>
          </table:table-cell>
          <table:table-cell office:value-type="string" calcext:value-type="string">
            <text:p>Show, 4a. coluna, Irene Portela e Eliana Estevã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70-2Alt=002995Lar=001884LargOri=004310AltOri=006853.JPG</text:p>
          </table:table-cell>
          <table:table-cell office:value-type="string" calcext:value-type="string">
            <text:p>Show, 3<text:span text:style-name="T2">a</text:span>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848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Coração de Indio” de Carlos Pita</text:p>
          </table:table-cell>
          <table:table-cell table:content-validation-name="val2" office:value-type="string" calcext:value-type="string">
            <text:p>Lançamento do segundo elepê do Carlos Pita com participação especial de Irene na música "Casa das Flautas"</text:p>
          </table:table-cell>
          <table:table-cell/>
          <table:table-cell office:value-type="string" calcext:value-type="string">
            <text:p>I0147429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47429-2Alt=002982Lar=001884LargOri=004354AltOri=006892.JPG</text:p>
          </table:table-cell>
          <table:table-cell office:value-type="string" calcext:value-type="string">
            <text:p>O bom Carlos Pita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4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08847.png</text:p>
          </table:table-cell>
          <table:table-cell office:value-type="string" calcext:value-type="string">
            <text:p>Circo Mal-Me-Quer, um novo espaço musical na cida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 (foto)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60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08860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366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6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601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1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Circo Mal-me-quer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I00326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622-2Alt=002960Lar=001884LargOri=004280AltOri=006724.JPG</text:p>
          </table:table-cell>
          <table:table-cell office:value-type="string" calcext:value-type="string">
            <text:p>O som nosso de cada dia, Espaços Abertos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Lançamento do livro “O movimento de mulheres, suas perspectivas”</text:p>
          </table:table-cell>
          <table:table-cell table:content-validation-name="val2" office:value-type="string" calcext:value-type="string">
            <text:p>Show da cantora Célia, acompanhada ao piano pelo maestro Eduardo Assad e Irene Portela</text:p>
          </table:table-cell>
          <table:table-cell office:value-type="string" calcext:value-type="string">
            <text:p>Teatro Ruth Escobar - Rua dos Ingleses, 209, Bela Vista, São Paulo, SP</text:p>
          </table:table-cell>
          <table:table-cell office:value-type="string" calcext:value-type="string">
            <text:p>42139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3993.png</text:p>
          </table:table-cell>
          <table:table-cell office:value-type="string" calcext:value-type="string">
            <text:p>Lançamento, Agenda 1982 – Tempo da Mulh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núncio da prefeitura de São Paulo</text:p>
          </table:table-cell>
          <table:table-cell/>
          <table:table-cell office:value-type="string" calcext:value-type="string">
            <text:p>43076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650.png</text:p>
          </table:table-cell>
          <table:table-cell office:value-type="string" calcext:value-type="string">
            <text:p>Grade com show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804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Músicas de Irene Portel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509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50992-2Alt=002979Lar=001884LargOri=004260AltOri=006736.JPG</text:p>
          </table:table-cell>
          <table:table-cell office:value-type="string" calcext:value-type="string">
            <text:p>“Donana”, um problema socia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tividades em homenagem à Elis Regina, falecida em 19 de janeiro de 1982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31205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052.png</text:p>
          </table:table-cell>
          <table:table-cell office:value-type="string" calcext:value-type="string">
            <text:p>Shows, Mês Musical Elis Reg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“Tributo à Marcus Pereira” de várioa artistas</text:p>
          </table:table-cell>
          <table:table-cell table:content-validation-name="val2" office:value-type="string" calcext:value-type="string">
            <text:p>Lançamento de disco tributo à Marcus Pereira do aniversário de 1 ano de falecimento</text:p>
          </table:table-cell>
          <table:table-cell/>
          <table:table-cell office:value-type="string" calcext:value-type="string">
            <text:p>4314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237.png</text:p>
          </table:table-cell>
          <table:table-cell office:value-type="string" calcext:value-type="string">
            <text:p>Discos novos, Tributo a Marcus Perei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2.03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Clementina de Jesus e Nelson Cavaquinho</text:p>
          </table:table-cell>
          <table:table-cell table:content-validation-name="val2" office:value-type="string" calcext:value-type="string">
            <text:p>Show com direção de Irene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46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624.png</text:p>
          </table:table-cell>
          <table:table-cell office:value-type="string" calcext:value-type="string">
            <text:p>Oito dias com uma dupla de muito respeito, 2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a de Hollanda</text:p>
          </table:table-cell>
          <table:table-cell table:content-validation-name="val2" office:value-type="string" calcext:value-type="string">
            <text:p>Canta músicas de Irene</text:p>
          </table:table-cell>
          <table:table-cell office:value-type="string" calcext:value-type="string">
            <text:p>150 Night Club, Maksoud Plaza – Alameda Campinas, 150, Jardim Paulista, São Paulo, SP</text:p>
          </table:table-cell>
          <table:table-cell office:value-type="string" calcext:value-type="string">
            <text:p>42129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2980.png</text:p>
          </table:table-cell>
          <table:table-cell office:value-type="string" calcext:value-type="string">
            <text:p>Ultima coluna geral, Ana de Hollanda no 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31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a de Holanda</text:p>
          </table:table-cell>
          <table:table-cell table:content-validation-name="val2"/>
          <table:table-cell/>
          <table:table-cell office:value-type="string" calcext:value-type="string">
            <text:p>I0068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8508-2Alt=002369Lar=001453LargOri=003963AltOri=006460.JPG</text:p>
          </table:table-cell>
          <table:table-cell office:value-type="string" calcext:value-type="string">
            <text:p>Variedades, item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4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1858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85893.png</text:p>
          </table:table-cell>
          <table:table-cell office:value-type="string" calcext:value-type="string">
            <text:p>Shows, centro abaix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4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i vento… tudo bem?</text:p>
          </table:table-cell>
          <table:table-cell table:content-validation-name="val2"/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1095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10955.png</text:p>
          </table:table-cell>
          <table:table-cell office:value-type="string" calcext:value-type="string">
            <text:p>Teatro Infantil, Pinocchio, corujas e a natureza, 1 e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Indicação com “Oi vento… tudo bem?”</text:p>
          </table:table-cell>
          <table:table-cell/>
          <table:table-cell office:value-type="string" calcext:value-type="string">
            <text:p>41395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39572.png</text:p>
          </table:table-cell>
          <table:table-cell office:value-type="string" calcext:value-type="string">
            <text:p>Saíram as indicações para o Mambembe 84, Teatro Infant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4276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142768.png</text:p>
          </table:table-cell>
          <table:table-cell office:value-type="string" calcext:value-type="string">
            <text:p>Saíram os premiados do Troféu Mambemb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2801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80101.png</text:p>
          </table:table-cell>
          <table:table-cell office:value-type="string" calcext:value-type="string">
            <text:p>Lista do Molière não surpreende, 1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76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olière 84</text:p>
          </table:table-cell>
          <table:table-cell office:value-type="string" calcext:value-type="string">
            <text:p>Por “Oi vento… tudo bem?”</text:p>
          </table:table-cell>
          <table:table-cell/>
          <table:table-cell office:value-type="string" calcext:value-type="string">
            <text:p>I00075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559-2Alt=002054Lar=001453LargOri=003910AltOri=005528.jpg</text:p>
          </table:table-cell>
          <table:table-cell office:value-type="string" calcext:value-type="string">
            <text:p>Urgentíssimas, 1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aulo le Petit</text:p>
          </table:table-cell>
          <table:table-cell table:content-validation-name="val2"/>
          <table:table-cell/>
          <table:table-cell office:value-type="string" calcext:value-type="string">
            <text:p>I009993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9939-2Alt=002898Lar=001884LargOri=004362AltOri=006709.JPG</text:p>
          </table:table-cell>
          <table:table-cell office:value-type="string" calcext:value-type="string">
            <text:p>A volta dos pioneiros do “Rock-Brasil”, 2a. coluna, último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7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516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51645.png</text:p>
          </table:table-cell>
          <table:table-cell office:value-type="string" calcext:value-type="string">
            <text:p>Tavares de Miranda, 1<text:span text:style-name="T2">a</text:span> coluna, 1<text:span text:style-name="T2">o</text:span> paragrafo, Premio Molie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9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873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office:value-type="string" calcext:value-type="string">
            <text:p>Por “Oi vento… tudo bem?”</text:p>
          </table:table-cell>
          <table:table-cell/>
          <table:table-cell table:style-name="ce4" office:value-type="string" calcext:value-type="string">
            <text:p>I001018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184-2Alt=002394Lar=001453LargOri=003965AltOri=006534.JPG</text:p>
          </table:table-cell>
          <table:table-cell office:value-type="string" calcext:value-type="string">
            <text:p>Antenas ligadas, 3a coluna, acima da fo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10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8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Zezé Mota</text:p>
          </table:table-cell>
          <table:table-cell/>
          <table:table-cell office:value-type="string" calcext:value-type="string">
            <text:p>I01035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3599-2Alt=003010Lar=001884LargOri=004214AltOri=006736.JPG</text:p>
          </table:table-cell>
          <table:table-cell office:value-type="string" calcext:value-type="string">
            <text:p>Zezé e afilhados, coluna da direit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8.12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Grécia Café &amp; Cultura – Rua Padre Benedito de Camargo 205, Penha, São Paulo, SP</text:p>
          </table:table-cell>
          <table:table-cell office:value-type="string" calcext:value-type="string">
            <text:p>56409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640978.jpg</text:p>
          </table:table-cell>
          <table:table-cell office:value-type="string" calcext:value-type="string">
            <text:p>Shows, 2<text:span text:style-name="T2">a</text:span> coluna, Del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99.07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a Vale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Nota de falecimento de Irene</text:p>
          </table:table-cell>
          <table:table-cell table:content-validation-name="val2"/>
          <table:table-cell office:value-type="string" calcext:value-type="string">
            <text:p>Cemitério Horto da Paz – Rua Horto da Paz, 191, Potuvera, Itapecerica da Serra, SP</text:p>
          </table:table-cell>
          <table:table-cell office:value-type="string" calcext:value-type="string">
            <text:p>55871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716.png</text:p>
          </table:table-cell>
          <table:table-cell office:value-type="string" calcext:value-type="string">
            <text:p>Mortes, São Paulo, Irene Portela de Mirand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how de homenagem</text:p>
          </table:table-cell>
          <table:table-cell table:content-validation-name="val2"/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558428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4284.jpg</text:p>
          </table:table-cell>
          <table:table-cell office:value-type="string" calcext:value-type="string">
            <text:p>Shows, 2<text:span text:style-name="T2">a</text:span> coluna, Homenagem a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00.09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Luiz Carlos Bahia e Banda Cajarana</text:p>
          </table:table-cell>
          <table:table-cell table:content-validation-name="val2" office:value-type="string" calcext:value-type="string">
            <text:p>Repertório com músicas de Irene</text:p>
          </table:table-cell>
          <table:table-cell office:value-type="string" calcext:value-type="string">
            <text:p>Teatro Denoy de Oliveira – Rua Rui Barbosa, 323, Bela Vista, São Paulo, SP</text:p>
          </table:table-cell>
          <table:table-cell office:value-type="string" calcext:value-type="string">
            <text:p>558974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589741.jpg</text:p>
          </table:table-cell>
          <table:table-cell office:value-type="string" calcext:value-type="string">
            <text:p>Shows, 1<text:span text:style-name="T2">a</text:span> coluna final, Luiz Carlos Bahia e Banda Cajarana</text:p>
          </table:table-cell>
          <table:table-cell table:number-columns-repeated="1009"/>
        </table:table-row>
      </table:table>
      <table:table table:name="Catálogo" table:style-name="ta1">
        <table:table-column table:style-name="co17" table:default-cell-style-name="ce37"/>
        <table:table-column table:style-name="co18" table:default-cell-style-name="ce37"/>
        <table:table-column table:style-name="co19" table:default-cell-style-name="ce40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11" table:number-columns-repeated="1016" table:default-cell-style-name="ce37"/>
        <table:table-row table:style-name="ro1">
          <table:table-cell table:style-name="ce12" office:value-type="string" calcext:value-type="string">
            <text:p>Artista</text:p>
          </table:table-cell>
          <table:table-cell table:style-name="ce12" office:value-type="string" calcext:value-type="string">
            <text:p>Disco</text:p>
          </table:table-cell>
          <table:table-cell table:style-name="ce16" office:value-type="string" calcext:value-type="string">
            <text:p>Ano</text:p>
          </table:table-cell>
          <table:table-cell table:style-name="ce12" office:value-type="string" calcext:value-type="string">
            <text:p>Formato</text:p>
          </table:table-cell>
          <table:table-cell table:style-name="ce12" office:value-type="string" calcext:value-type="string">
            <text:p>Música</text:p>
          </table:table-cell>
          <table:table-cell table:style-name="ce12" office:value-type="string" calcext:value-type="string">
            <text:p>Detalhe</text:p>
          </table:table-cell>
          <table:table-cell table:style-name="ce12" office:value-type="string" calcext:value-type="string">
            <text:p>Comprar</text:p>
          </table:table-cell>
          <table:table-cell table:style-name="ce12" office:value-type="string" calcext:value-type="string">
            <text:p>Youtube</text:p>
          </table:table-cell>
          <table:table-cell table:style-name="ce35" table:number-columns-repeated="1015"/>
        </table:table-row>
        <table:table-row table:style-name="ro1">
          <table:table-cell table:style-name="ce36" office:value-type="string" calcext:value-type="string">
            <text:p>Luiz Vieira </text:p>
          </table:table-cell>
          <table:table-cell table:style-name="ce36" office:value-type="string" calcext:value-type="string">
            <text:p>Em Tempo de Verdade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ocê Vai Ver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rcio Marques </text:p>
          </table:table-cell>
          <table:table-cell table:style-name="ce36" office:value-type="string" calcext:value-type="string">
            <text:p>Canto Forte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abiá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9S1ie0n4GdQ&amp;t=38s" xlink:type="simple">https://www.youtube.com/watch?v=9S1ie0n4GdQ&amp;t=38s</text:a>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Vários</text:p>
          </table:table-cell>
          <table:table-cell table:style-name="ce36" office:value-type="string" calcext:value-type="string">
            <text:p>MPB 1o Festival Universitário da Música Popular Brasileira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A Malhação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HWsTf_kcZlo" xlink:type="simple">https://www.youtube.com/watch?v=HWsTf_kcZlo</text:a></text:p>
          </table:table-cell>
          <table:table-cell table:number-columns-repeated="1015"/>
        </table:table-row>
        <table:table-row table:style-name="ro1">
          <table:table-cell table:number-columns-repeated="2" table:style-name="ce36" office:value-type="string" calcext:value-type="string">
            <text:p>Maricene Cost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Rosa Maria </text:p>
          </table:table-cell>
          <table:table-cell office:value-type="string" calcext:value-type="string">
            <text:p>Vagand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rboleta Amarel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number-columns-repeated="2" table:style-name="ce36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number-columns-repeated="2" table:style-name="ce36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iranda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Chico Maranhão </text:p>
          </table:table-cell>
          <table:table-cell table:style-name="ce36" office:value-type="string" calcext:value-type="string">
            <text:p>Fonte Nov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Participação no corô</text:p>
          </table:table-cell>
          <table:table-cell table:style-name="ce44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office:value-type="string" calcext:value-type="string">
            <text:p>Voa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Eliana Estevão </text:p>
          </table:table-cell>
          <table:table-cell table:style-name="ce36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e participa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Eliana Estevão </text:p>
          </table:table-cell>
          <table:table-cell table:style-name="ce36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Composição e participa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Carlos Pita </text:p>
          </table:table-cell>
          <table:table-cell office:value-type="string" calcext:value-type="string">
            <text:p>Coração de Índi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sa das Flautas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Vários</text:p>
          </table:table-cell>
          <table:table-cell table:style-name="ce36" office:value-type="string" calcext:value-type="string">
            <text:p>Tributo a Marcus Pereira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e Terezina à São Luiz</text:p>
          </table:table-cell>
          <table:table-cell office:value-type="string" calcext:value-type="string">
            <text:p>Composição de João do Vale e voz de Irene Portela</text:p>
          </table:table-cell>
          <table:table-cell table:style-name="ce42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DYIIjUBPZNA&amp;feature=youtu.be&amp;t=358" xlink:type="simple">https://www.youtube.com/watch?v=DYIIjUBPZNA&amp;feature=youtu.be&amp;t=358</text:a>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Vários</text:p>
          </table:table-cell>
          <table:table-cell table:style-name="ce36" office:value-type="string" calcext:value-type="string">
            <text:p>História da MPB, João do V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Terrámerica </text:p>
          </table:table-cell>
          <table:table-cell table:style-name="ce36" office:value-type="string" calcext:value-type="string">
            <text:p>Arapuê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Folha Verde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table:style-name="ce36" office:value-type="string" calcext:value-type="string">
            <text:p>Relação Natural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cífica II</text:p>
          </table:table-cell>
          <table:table-cell office:value-type="string" calcext:value-type="string">
            <text:p>Composição de Irene Portela e Déo Lopes</text:p>
          </table:table-cell>
          <table:table-cell table:style-name="ce44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João Bá </text:p>
          </table:table-cell>
          <table:table-cell table:style-name="ce36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Rede de Varanda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João Bá </text:p>
          </table:table-cell>
          <table:table-cell table:style-name="ce36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adainha de Canudos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table:style-name="ce36" office:value-type="string" calcext:value-type="string">
            <text:p>Noite Cheia de Estrelas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P</text:p>
          </table:table-cell>
          <table:table-cell table:style-name="ce36" office:value-type="string" calcext:value-type="string">
            <text:p>As Três Estrelas 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Oswaldinho Viana </text:p>
          </table:table-cell>
          <table:table-cell table:style-name="ce36" office:value-type="string" calcext:value-type="string">
            <text:p>São Sebastião do Tijuco Preto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D</text:p>
          </table:table-cell>
          <table:table-cell table:style-name="ce36" office:value-type="string" calcext:value-type="string">
            <text:p>Pau Ferro </text:p>
          </table:table-cell>
          <table:table-cell table:style-name="ce36" office:value-type="string" calcext:value-type="string">
            <text:p>Composição de Irene Portela e Alzira Espindula</text:p>
          </table:table-cell>
          <table:table-cell table:style-name="ce45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Katya Teixeira </text:p>
          </table:table-cell>
          <table:table-cell table:style-name="ce36" office:value-type="string" calcext:value-type="string">
            <text:p>Katxerê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D</text:p>
          </table:table-cell>
          <table:table-cell table:style-name="ce36"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Paulo Lepetit</text:p>
          </table:table-cell>
          <table:table-cell table:style-name="ce38" office:value-type="string" calcext:value-type="string">
            <text:p>Saculeja</text:p>
          </table:table-cell>
          <table:table-cell table:style-name="ce41" office:value-type="float" office:value="1998" calcext:value-type="float">
            <text:p>199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alomares</text:p>
          </table:table-cell>
          <table:table-cell table:style-name="ce38" office:value-type="string" calcext:value-type="string">
            <text:p>Composição de Irene Portela e Paulo Lepetit</text:p>
          </table:table-cell>
          <table:table-cell table:style-name="ce44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table:style-name="ce36" office:value-type="string" calcext:value-type="string">
            <text:p>Tesouros da Terra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5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Mazé </text:p>
          </table:table-cell>
          <table:table-cell table:style-name="ce36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h! Beleza</text:p>
          </table:table-cell>
          <table:table-cell office:value-type="string" calcext:value-type="string">
            <text:p>Composição de Irene Portela</text:p>
          </table:table-cell>
          <table:table-cell table:style-name="ce45" office:value-type="string" calcext:value-type="string">
            <text:p>Não encont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Mazé </text:p>
          </table:table-cell>
          <table:table-cell table:style-name="ce36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edra Grande</text:p>
          </table:table-cell>
          <table:table-cell office:value-type="string" calcext:value-type="string">
            <text:p>Composição de Irene Portela</text:p>
          </table:table-cell>
          <table:table-cell table:style-name="ce45" office:value-type="string" calcext:value-type="string">
            <text:p>Não encontrado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bs" table:style-name="ta1">
        <table:table-column table:style-name="co11" table:number-columns-repeated="2" table:default-cell-style-name="Default"/>
        <table:table-row table:style-name="ro1">
          <table:table-cell table:style-name="ce23" office:value-type="string" calcext:value-type="string">
            <text:p>Sobre</text:p>
          </table:table-cell>
          <table:table-cell table:style-name="ce23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1959 pra baixo tem referências, mas já não são da artista Irene Portela, e sim algumas outras socialites do Rio, passista de escola de samba e uma outra senhora que recebeu cargo público, entre outras.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Pesquisa a partir de 1960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Resultados a partir de 1973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Tem um gap de 86 até 1998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Mapeados 73-2000</text:p>
          </table:table-cell>
        </table:table-row>
        <table:table-row table:style-name="ro1">
          <table:table-cell office:value-type="string" calcext:value-type="string">
            <text:p>Teatro Sesc de São João do Meiriti</text:p>
          </table:table-cell>
          <table:table-cell office:value-type="string" calcext:value-type="string">
            <text:p>Nos anuncios, o endereço é Rua Tenente Manuel Alvarenga Ribeiro 66, o nome da rua mudou para Av. Automóvel Clube 66</text:p>
          </table:table-cell>
        </table:table-row>
        <table:table-row table:style-name="ro1">
          <table:table-cell office:value-type="string" calcext:value-type="string">
            <text:p>Sala Funarte Sidney Miller</text:p>
          </table:table-cell>
          <table:table-cell office:value-type="string" calcext:value-type="string">
            <text:p>Nos anuncios, o endereço é Rua Araujo Porto Alegre 80, a numeração está errada talvez porque tenha sido alterada, de qualquer forma, a entrada do teatro dica na Rua da Imprensa 16</text:p>
          </table:table-cell>
        </table:table-row>
      </table:table>
      <table:named-expressions/>
      <table:database-ranges>
        <table:database-range table:name="__Anonymous_Sheet_DB__0" table:target-range-address="Recortes.A1:Recortes.N3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atálogo.A1:Catálogo.H2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2:09:47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9T12:12:55.643000000</dc:date>
    <meta:editing-duration>PT6H33M4S</meta:editing-duration>
    <meta:editing-cycles>52</meta:editing-cycles>
    <meta:generator>LibreOffice/6.2.0.3$Windows_X86_64 LibreOffice_project/98c6a8a1c6c7b144ce3cc729e34964b47ce25d62</meta:generator>
    <meta:document-statistic meta:table-count="3" meta:cell-count="4758" meta:object-count="0"/>
  </office:meta>
</office:document-meta>
</file>